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CJK TC1" svg:font-family="'Noto Sans CJK TC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2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8pt" officeooo:rsid="00121c0b" officeooo:paragraph-rsid="0011531c" style:font-size-asian="28pt" style:font-size-complex="28pt"/>
    </style:style>
    <style:style style:name="P2" style:family="paragraph" style:parent-style-name="Standard">
      <style:paragraph-properties fo:text-align="end" style:justify-single-word="false"/>
      <style:text-properties officeooo:rsid="00121c0b" officeooo:paragraph-rsid="0011531c"/>
    </style:style>
    <style:style style:name="P3" style:family="paragraph" style:parent-style-name="Standard">
      <style:paragraph-properties fo:line-height="100%" fo:text-align="start" style:justify-single-word="false"/>
      <style:text-properties style:font-name="Arial1" fo:font-size="20pt" fo:font-weight="bold" officeooo:rsid="00129026" officeooo:paragraph-rsid="0012902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60286" officeooo:paragraph-rsid="0011531c"/>
    </style:style>
    <style:style style:name="P5" style:family="paragraph" style:parent-style-name="Horizontal_20_Line">
      <style:paragraph-properties fo:margin-top="0cm" fo:margin-bottom="0.275cm" loext:contextual-spacing="false"/>
      <style:text-properties officeooo:paragraph-rsid="0011531c"/>
    </style:style>
    <style:style style:name="P6" style:family="paragraph" style:parent-style-name="Horizontal_20_Line">
      <style:paragraph-properties fo:margin-top="0cm" fo:margin-bottom="0.275cm" loext:contextual-spacing="false"/>
      <style:text-properties officeooo:paragraph-rsid="00129026"/>
    </style:style>
    <style:style style:name="P7" style:family="paragraph" style:parent-style-name="Standard">
      <style:paragraph-properties fo:text-align="start" style:justify-single-word="false"/>
      <style:text-properties officeooo:rsid="00129026" officeooo:paragraph-rsid="001e0282"/>
    </style:style>
    <style:style style:name="P8" style:family="paragraph" style:parent-style-name="Standard">
      <style:paragraph-properties fo:text-align="start" style:justify-single-word="false"/>
      <style:text-properties officeooo:rsid="001e0282" officeooo:paragraph-rsid="001e0282"/>
    </style:style>
    <style:style style:name="P9" style:family="paragraph" style:parent-style-name="Standard">
      <style:paragraph-properties fo:text-align="start" style:justify-single-word="false"/>
      <style:text-properties officeooo:rsid="001e0282" officeooo:paragraph-rsid="0027a99c"/>
    </style:style>
    <style:style style:name="P10" style:family="paragraph" style:parent-style-name="Standard">
      <style:paragraph-properties fo:text-align="start" style:justify-single-word="false"/>
      <style:text-properties officeooo:rsid="001e0282" officeooo:paragraph-rsid="003880f1"/>
    </style:style>
    <style:style style:name="P11" style:family="paragraph" style:parent-style-name="Standard">
      <style:paragraph-properties fo:text-align="start" style:justify-single-word="false"/>
      <style:text-properties officeooo:rsid="001e0282" officeooo:paragraph-rsid="003907a6"/>
    </style:style>
    <style:style style:name="P12" style:family="paragraph" style:parent-style-name="Standard">
      <style:paragraph-properties fo:text-align="start" style:justify-single-word="false"/>
      <style:text-properties officeooo:rsid="001e0282" officeooo:paragraph-rsid="003f58bb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34196a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322a7c"/>
    </style:style>
    <style:style style:name="P15" style:family="paragraph" style:parent-style-name="Standard">
      <style:paragraph-properties fo:text-align="start" style:justify-single-word="false"/>
      <style:text-properties officeooo:rsid="00140ab5" officeooo:paragraph-rsid="002d7e7d"/>
    </style:style>
    <style:style style:name="P16" style:family="paragraph" style:parent-style-name="Standard">
      <style:paragraph-properties fo:line-height="100%" fo:text-align="start" style:justify-single-word="false"/>
      <style:text-properties officeooo:rsid="00140ab5" officeooo:paragraph-rsid="002d7e7d"/>
    </style:style>
    <style:style style:name="P17" style:family="paragraph" style:parent-style-name="Standard">
      <style:paragraph-properties fo:text-align="start" style:justify-single-word="false"/>
      <style:text-properties officeooo:rsid="0027a99c" officeooo:paragraph-rsid="0027a99c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960ac" officeooo:paragraph-rsid="002960ac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9855a" officeooo:paragraph-rsid="0029855a"/>
    </style:style>
    <style:style style:name="P20" style:family="paragraph" style:parent-style-name="Standard">
      <style:paragraph-properties fo:text-align="start" style:justify-single-word="false"/>
      <style:text-properties officeooo:rsid="002d7e7d" officeooo:paragraph-rsid="002d7e7d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35e6a3" officeooo:paragraph-rsid="0035e6a3"/>
    </style:style>
    <style:style style:name="P22" style:family="paragraph" style:parent-style-name="Standard">
      <style:paragraph-properties fo:line-height="150%" fo:text-align="start" style:justify-single-word="false"/>
      <style:text-properties officeooo:rsid="003b175f" officeooo:paragraph-rsid="003b175f"/>
    </style:style>
    <style:style style:name="P23" style:family="paragraph" style:parent-style-name="Standard">
      <style:paragraph-properties fo:line-height="150%" fo:text-align="start" style:justify-single-word="false"/>
      <style:text-properties fo:font-weight="bold" officeooo:rsid="003b175f" officeooo:paragraph-rsid="003b175f" style:font-weight-asian="bold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font-weight="bold" officeooo:rsid="003d1010" officeooo:paragraph-rsid="003d101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3d1010" officeooo:paragraph-rsid="003d1010"/>
    </style:style>
    <style:style style:name="P26" style:family="paragraph" style:parent-style-name="Standard">
      <style:paragraph-properties fo:line-height="100%" fo:text-align="start" style:justify-single-word="false"/>
      <style:text-properties officeooo:rsid="003d90e3" officeooo:paragraph-rsid="003d90e3"/>
    </style:style>
    <style:style style:name="P27" style:family="paragraph" style:parent-style-name="Footer">
      <style:paragraph-properties fo:text-align="center" style:justify-single-word="false"/>
    </style:style>
    <style:style style:name="T1" style:family="text">
      <style:text-properties officeooo:rsid="0011531c"/>
    </style:style>
    <style:style style:name="T2" style:family="text">
      <style:text-properties officeooo:rsid="0014e7a2"/>
    </style:style>
    <style:style style:name="T3" style:family="text">
      <style:text-properties officeooo:rsid="001c6f65"/>
    </style:style>
    <style:style style:name="T4" style:family="text">
      <style:text-properties officeooo:rsid="001e0282"/>
    </style:style>
    <style:style style:name="T5" style:family="text">
      <style:text-properties officeooo:rsid="001fa8c6"/>
    </style:style>
    <style:style style:name="T6" style:family="text">
      <style:text-properties officeooo:rsid="0023be11"/>
    </style:style>
    <style:style style:name="T7" style:family="text">
      <style:text-properties style:font-name="Consolas" officeooo:rsid="0023be11"/>
    </style:style>
    <style:style style:name="T8" style:family="text">
      <style:text-properties style:font-name="Consolas" officeooo:rsid="002960ac"/>
    </style:style>
    <style:style style:name="T9" style:family="text">
      <style:text-properties style:font-name="Consolas" officeooo:rsid="002d7e7d"/>
    </style:style>
    <style:style style:name="T10" style:family="text">
      <style:text-properties officeooo:rsid="0023e9c3"/>
    </style:style>
    <style:style style:name="T11" style:family="text">
      <style:text-properties officeooo:rsid="002960ac"/>
    </style:style>
    <style:style style:name="T12" style:family="text">
      <style:text-properties officeooo:rsid="0029855a"/>
    </style:style>
    <style:style style:name="T13" style:family="text">
      <style:text-properties officeooo:rsid="002d7e7d"/>
    </style:style>
    <style:style style:name="T14" style:family="text">
      <style:text-properties fo:color="#00a65d" style:font-name="Consolas" officeooo:rsid="002960ac"/>
    </style:style>
    <style:style style:name="T15" style:family="text">
      <style:text-properties fo:color="#00a65d" style:font-name="Consolas" officeooo:rsid="0031e054"/>
    </style:style>
    <style:style style:name="T16" style:family="text">
      <style:text-properties fo:color="#1b75bc" style:font-name="Consolas" officeooo:rsid="0031e054"/>
    </style:style>
    <style:style style:name="T17" style:family="text">
      <style:text-properties officeooo:rsid="0035e6a3"/>
    </style:style>
    <style:style style:name="T18" style:family="text">
      <style:text-properties officeooo:rsid="003765bd"/>
    </style:style>
    <style:style style:name="T19" style:family="text">
      <style:text-properties officeooo:rsid="003b175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40733d"/>
    </style:style>
    <style:style style:name="T22" style:family="text">
      <style:text-properties style:font-name="Noto Sans CJK TC" officeooo:rsid="0040733d"/>
    </style:style>
    <style:style style:name="T23" style:family="text">
      <style:text-properties style:font-name="Noto Sans CJK TC" officeooo:rsid="0023be11"/>
    </style:style>
    <style:style style:name="T24" style:family="text">
      <style:text-properties officeooo:rsid="0042ec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<text:span text:style-name="T1">3</text:span> Report</text:p>
      <text:p text:style-name="P2">B06602037 徐子程</text:p>
      <text:p text:style-name="P3">What I observed ?</text:p>
      <text:p text:style-name="P5"/>
      <text:p text:style-name="P15">不論是srilm<text:span text:style-name="T5">的</text:span>disambig 或 mydisambig，有些詞會沒有辦法正確還原，<text:span text:style-name="T2">例如：「華視」會被解讀成 「忽視」；「大ㄐ」被解讀成「大金」。可能是corpus不足所造成。</text:span></text:p>
      <text:p text:style-name="P15"/>
      <text:p text:style-name="P24">Testing Environment</text:p>
      <text:p text:style-name="P25">OS : Ubuntu 18.04.3 LTS</text:p>
      <text:p text:style-name="P25">CPU : Intel i7 i7-8550U</text:p>
      <text:p text:style-name="P25">RAM : DDR4 2133 12G</text:p>
      <text:p text:style-name="P15"/>
      <text:p text:style-name="P15">經測試給定之<text:span text:style-name="T19">test data 1~10，所花費時間如下</text:span></text:p>
      <text:p text:style-name="P15"/>
      <text:p text:style-name="P22"><text:span text:style-name="T20">disambig</text:span></text:p>
      <text:p text:style-name="P16">real <text:s text:c="3"/>0m35.375s</text:p>
      <text:p text:style-name="P16">user <text:s text:c="3"/>0m35.219s</text:p>
      <text:p text:style-name="P16">sys <text:s text:c="4"/>0m0.117s</text:p>
      <text:p text:style-name="P15"/>
      <text:p text:style-name="P23">mydisambig</text:p>
      <text:p text:style-name="P16">real <text:s text:c="3"/>1m33.144s</text:p>
      <text:p text:style-name="P16">user <text:s text:c="3"/>1m32.951s</text:p>
      <text:p text:style-name="P16">sys <text:s text:c="4"/>0m0.136s</text:p>
      <text:p text:style-name="P16"/>
      <text:p text:style-name="P26">顯然，效能有些差距。</text:p>
      <text:p text:style-name="P4"/>
      <text:p text:style-name="P3">What I have done ?</text:p>
      <text:p text:style-name="P6"/>
      <text:p text:style-name="P7">我實做了 <text:span text:style-name="T3">ZhuYin to Big5 mapping 和</text:span> bigram decoding <text:span text:style-name="T4">(mydisambig)。與srilm套件的disambig比較，對於同一份輸入檔案，可獲得完全一致的結果。</text:span></text:p>
      <text:p text:style-name="P8"/>
      <text:p text:style-name="P11">其中實做上比較困難的部份是要將<text:span text:style-name="T10">HW1的Viterbi轉移到這個作業上使用，以及衍生出</text:span>決定要用何種資料結構的問題<text:span text:style-name="T10">，不過也藉此機會重新瞭解Viterbi其中的原理，再回來寫就比較容易。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map實做：</text:p>
      <text:list xml:id="list2585420136" text:style-name="L2">
        <text:list-item>
          <text:p text:style-name="P14"><text:span text:style-name="T13">逐行讀取中文與其對應到的注音，並將Big5字元轉為unsigned 16bit integer。注音ㄅ~ㄦ作為key，對應到的中文字作為value，存入hash table中。</text:span></text:p>
          <text:p text:style-name="P14"><text:span text:style-name="T13">( </text:span><text:span text:style-name="T9">unordered_map&lt;</text:span><text:span text:style-name="T16">unit16_t</text:span><text:span text:style-name="T15">&gt;</text:span><text:span text:style-name="T9">, vector&lt;</text:span><text:span text:style-name="T16">unit16_t</text:span><text:span text:style-name="T9">&gt; *)</text:span><text:span text:style-name="T13">)</text:span></text:p>
        </text:list-item>
        <text:list-item>
          <text:p text:style-name="P21">Traverse整個unordered map，逐一寫入注音與其對應到的中文字到輸出檔案。</text:p>
        </text:list-item>
      </text:list>
      <text:p text:style-name="P9"/>
      <text:p text:style-name="P17">mydisambig實做：</text:p>
      <text:list xml:id="list687249839" text:style-name="L1">
        <text:list-item>
          <text:p text:style-name="P13"><text:span text:style-name="T11">將ZhuYin to Big5 mapping檔案存入hash table。</text:span></text:p>
          <text:p text:style-name="P13"><text:span text:style-name="T11"><text:s/>(</text:span><text:span text:style-name="T8">unordered_map&lt;</text:span><text:span text:style-name="T14">string</text:span><text:span text:style-name="T8">, vector&lt;</text:span><text:span text:style-name="T14">string</text:span><text:span text:style-name="T8">&gt; *)</text:span><text:span text:style-name="T11">)</text:span></text:p>
        </text:list-item>
        <text:list-item>
          <text:p text:style-name="P18">利用<text:span text:style-name="T4">srilm套件讀取</text:span>language model。</text:p>
        </text:list-item>
        <text:list-item>
          <text:p text:style-name="P19">逐行讀取segemented file，進行Viterbi，得到decoded結果，寫入輸至出檔案，直到將所有的行數讀完。</text:p>
        </text:list-item>
      </text:list>
      <text:p text:style-name="P9"/>
      <text:p text:style-name="P10">為了減少記憶體的使用，增加效率，每個注音的<text:span text:style-name="T12">mapping只存一次，之後</text:span>使用指標存取（指向<text:span text:style-name="T17">unordered map內的</text:span><text:span text:style-name="T8">vector&lt;</text:span><text:span text:style-name="T14">string</text:span><text:span text:style-name="T8">&gt; *</text:span>），不重複儲存。</text:p>
      <text:p text:style-name="P9"/>
      <text:p text:style-name="P9"><text:span text:style-name="T10">另外是</text:span>使用srilm套件要注意的細節，例如：要在每一個句子頭尾插入<text:span text:style-name="T22">&lt;s&gt;, </text:span><text:span text:style-name="T23">&lt;/s&gt;</text:span><text:span text:style-name="T6">，才能使用。</text:span></text:p>
      <text:p text:style-name="P9">以及其內部定義的機率是以<text:span text:style-name="T24">logrithm 表示，因此計算上要以相加代替相乘。</text:span></text:p>
      <text:p text:style-name="Horizontal_20_Line"/>
      <text:p text:style-name="P12">作業完成也要感謝與我討論的同學：</text:p>
      <text:p text:style-name="P12">b06901180 鄭謹譯, b06602<text:span text:style-name="T18">047 蔡宜倫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CJK TC1" svg:font-family="'Noto Sans CJK TC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Noto Sans CJK TC2" svg:font-family="'Noto Sans CJK TC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TC1" style:font-size-asian="12pt" style:language-asian="zh" style:country-asian="TW" style:font-name-complex="Noto Sans CJK TC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TC1" style:font-size-asian="12pt" style:language-asian="zh" style:country-asian="TW" style:font-name-complex="Noto Sans CJK TC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2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Noto Sans CJK TC1" style:font-family-asian="'Noto Sans CJK TC'" style:font-family-generic-asian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name-asian="Noto Sans CJK TC1" style:font-family-asian="'Noto Sans CJK TC'" style:font-family-generic-asian="swiss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Noto Sans CJK TC1" style:font-family-asian="'Noto Sans CJK TC'" style:font-family-generic-asian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3:25:54.020066616</meta:creation-date>
    <dc:date>2019-12-06T03:16:02.607066537</dc:date>
    <meta:editing-duration>P1DT4H42M20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556" meta:character-count="1168" meta:non-whitespace-character-count="1084"/>
  </office:meta>
</office:document-meta>
</file>